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table:align="left" style:writing-mode="lr-tb"/>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indent="0.4917in" style:auto-text-indent="false"/>
      <style:text-properties style:font-name="Times New Roman" fo:font-size="14pt" officeooo:paragraph-rsid="001edab1" style:font-size-asian="14pt" style:font-name-complex="Times New Roman1" style:font-size-complex="14pt"/>
    </style:style>
    <style:style style:name="P2" style:family="paragraph" style:parent-style-name="Standard">
      <style:paragraph-properties fo:margin-left="0in" fo:margin-right="0in" fo:text-indent="0.4917in" style:auto-text-indent="false"/>
      <style:text-properties officeooo:paragraph-rsid="001edab1"/>
    </style:style>
    <style:style style:name="P3" style:family="paragraph" style:parent-style-name="Standard" style:master-page-name="Standard">
      <style:paragraph-properties fo:margin-left="0in" fo:margin-right="0in" fo:text-indent="0.4917in" style:auto-text-indent="false" style:page-number="auto"/>
      <style:text-properties style:font-name="Times New Roman" fo:font-size="14pt" officeooo:paragraph-rsid="001edab1" style:font-size-asian="14pt" style:font-name-complex="Times New Roman1" style:font-size-complex="14pt"/>
    </style:style>
    <style:style style:name="P4" style:family="paragraph" style:parent-style-name="Default">
      <style:paragraph-properties fo:margin-left="0in" fo:margin-right="0in" fo:text-indent="0.4917in" style:auto-text-indent="false"/>
      <style:text-properties officeooo:paragraph-rsid="001edab1"/>
    </style:style>
    <style:style style:name="P5" style:family="paragraph" style:parent-style-name="Table_20_Contents">
      <style:text-properties style:font-name="Calibri" fo:font-size="12pt" style:font-size-asian="12pt" style:font-name-complex="Calibri1" style:font-size-complex="12pt"/>
    </style:style>
    <style:style style:name="P6" style:family="paragraph" style:parent-style-name="Table_20_Contents">
      <style:text-properties style:font-name="Calibri" fo:font-size="12pt" officeooo:paragraph-rsid="001edab1" style:font-size-asian="12pt" style:font-name-complex="Calibri1" style:font-size-complex="12pt"/>
    </style:style>
    <style:style style:name="P7" style:family="paragraph" style:parent-style-name="Table_20_Contents" style:list-style-name="L2">
      <style:paragraph-properties fo:text-align="start" style:justify-single-word="false"/>
      <style:text-properties style:font-name="Calibri" fo:font-size="12pt" officeooo:paragraph-rsid="001edab1" style:font-size-asian="12pt" style:font-name-complex="Calibri1" style:font-size-complex="12pt"/>
    </style:style>
    <style:style style:name="P8" style:family="paragraph" style:parent-style-name="Table_20_Contents" style:list-style-name="L3">
      <style:paragraph-properties fo:text-align="start" style:justify-single-word="false"/>
      <style:text-properties style:font-name="Calibri" fo:font-size="12pt" officeooo:paragraph-rsid="001edab1" style:font-size-asian="12pt" style:font-name-complex="Calibri1" style:font-size-complex="12pt"/>
    </style:style>
    <style:style style:name="P9" style:family="paragraph" style:parent-style-name="Table_20_Contents" style:list-style-name="L4">
      <style:paragraph-properties fo:text-align="start" style:justify-single-word="false"/>
      <style:text-properties style:font-name="Calibri" fo:font-size="12pt" officeooo:paragraph-rsid="001edab1" style:font-size-asian="12pt" style:font-name-complex="Calibri1" style:font-size-complex="12pt"/>
    </style:style>
    <style:style style:name="P10" style:family="paragraph" style:parent-style-name="Table_20_Contents" style:list-style-name="L2">
      <style:paragraph-properties fo:text-align="start" style:justify-single-word="false"/>
      <style:text-properties officeooo:paragraph-rsid="001edab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252c02" style:font-size-asian="14pt" style:font-name-complex="Times New Roman1" style:font-size-complex="14pt"/>
    </style:style>
    <style:style style:name="T3" style:family="text">
      <style:text-properties style:font-name="Times New Roman" fo:font-size="14pt" officeooo:rsid="0028b084" style:font-size-asian="14pt" style:font-name-complex="Times New Roman1" style:font-size-complex="14pt"/>
    </style:style>
    <style:style style:name="T4" style:family="text">
      <style:text-properties style:font-name="Times New Roman" fo:font-size="14pt" officeooo:rsid="001eeba8" style:font-size-asian="14pt" style:font-name-complex="Times New Roman1" style:font-size-complex="14pt"/>
    </style:style>
    <style:style style:name="T5" style:family="text">
      <style:text-properties style:font-name="Times New Roman" fo:font-size="14pt" officeooo:rsid="0021f445" style:font-size-asian="14pt" style:font-name-complex="Times New Roman1" style:font-size-complex="14pt"/>
    </style:style>
    <style:style style:name="T6" style:family="text">
      <style:text-properties style:font-name="Times New Roman" fo:font-size="14pt" officeooo:rsid="00236d8b" style:font-size-asian="14pt" style:font-name-complex="Times New Roman1" style:font-size-complex="14pt"/>
    </style:style>
    <style:style style:name="T7" style:family="text">
      <style:text-properties style:font-name="Times New Roman" fo:font-size="14pt" officeooo:rsid="001edab1" style:font-size-asian="14pt" style:font-name-complex="Times New Roman1" style:font-size-complex="14pt"/>
    </style:style>
    <style:style style:name="T8" style:family="text">
      <style:text-properties style:font-name="Times New Roman" fo:font-size="22pt" style:font-size-asian="22pt" style:font-name-complex="Times New Roman1" style:font-size-complex="22pt"/>
    </style:style>
    <style:style style:name="T9" style:family="text">
      <style:text-properties style:font-name="Times New Roman" fo:font-size="18pt" officeooo:rsid="001edab1" style:font-size-asian="18pt" style:font-name-complex="Times New Roman1" style:font-size-complex="18pt"/>
    </style:style>
    <style:style style:name="T10" style:family="text">
      <style:text-properties fo:font-size="14pt" style:font-size-asian="14pt" style:font-size-complex="14pt"/>
    </style:style>
    <style:style style:name="T11" style:family="text">
      <style:text-properties officeooo:rsid="001edab1"/>
    </style:style>
    <style:style style:name="T12" style:family="text">
      <style:text-properties style:font-name="Calibri" fo:font-size="12pt" officeooo:rsid="001edab1" style:font-size-asian="12pt" style:font-name-complex="Calibri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ext:span text:style-name="T1"><text:s text:c="8"/></text:span></text:p>
      <text:p text:style-name="P2"><text:span text:style-name="T1"/></text:p>
      <text:p text:style-name="P2"><text:span text:style-name="T1"/></text:p>
      <text:p text:style-name="P2"><text:span text:style-name="T1"/></text:p>
      <text:p text:style-name="P2"><text:span text:style-name="T1"><text:s/><text:tab/></text:span><text:span text:style-name="T8">NAKSİS KARGO YÖNETİM SİSTEMİ</text:span></text:p>
      <text:p text:style-name="P2"><text:span text:style-name="T1"><text:s text:c="5"/></text:span></text:p>
      <text:p text:style-name="P1"/>
      <text:p text:style-name="P2"><text:span text:style-name="T1">Kargo sistemimizin amacı şehirler arası taşıma ihtiyacı <text:s/>olan müşterilerle, taşıma işi yapan taşıyıcıların kontak kurmasını ve işin yapılmasını sağlamaktır.</text:span></text:p>
      <text:p text:style-name="P2"><text:span text:style-name="T1"/></text:p>
      <text:p text:style-name="P2"><text:span text:style-name="T1">Sistemde; <text:s/>sistem yöneticisi, nakliyeciler ve müşteriler <text:s/>adı altında 3 temel tip mevcuttur.Bu temel <text:s/>tiplerden nakliyecilerin alt kırılımından ayrıcalıklı nakliyeci ve standart nakliyeci, müşterilerin alt kırılımında ise şirket ve bireysel <text:s/>müşteriler vardır. Sistem yöneticisinin ise <text:s/>alt kırılımı yoktur.</text:span></text:p>
      <text:p text:style-name="P2"><text:span text:style-name="T1"/></text:p>
      <text:p text:style-name="P2"><text:span text:style-name="T1">Sistem yöneticisi; <text:s/>sistemde şirket <text:s/>yada bireysel olarak kayıt yaptıran müşterileri onaylar. Nakliyecileri sisteme kayıt eder <text:s/>ve ayrıcalıklı – normal olarak sisteme ekler. Nakliyeci bilgilerini sisteme ekleyerek müşterilere gerekli <text:s/>önerileri <text:s/>sunar. </text:span><text:span text:style-name="T10"><text:s/></text:span><text:span text:style-name="T1">Hangi taşıyıcının bu ürün ile ilgilenebileceği kararı sistem tarafından nakliyecinin daha önce girdikleri tercihlerine ve nakliyecilerin sahip oldukları araçlara göre sistem tarafından otomatik verilir.</text:span><text:span text:style-name="T10"> </text:span><text:span text:style-name="T1"><text:s/>Belirli bir fiyatın üstündeki taşıma işlerini sadece sistemin yüksek üyelikli nakliyecileri taşıyabilmektedir. </text:span><text:span text:style-name="T3">Nakliyeci açık eksiltme teklifinde bulunduğunda bu teklifi sistem yöneticisi onaylar ya da reddeder. </text:span><text:span text:style-name="T4">Sisteme yeni gelen kargo bilgilerini ekler, güncellenmesi gereken bir bilgiyse günceller. </text:span><text:span text:style-name="T5">Kargo ücretinin ne kadar olacağı bilgisini </text:span><text:span text:style-name="T2">ve hangi tarihte ulaşması gerektiği bilgisini</text:span><text:span text:style-name="T5"> sisteme girerler. Sistemdeki kişilerin sistemi kullanabilmesi için yetkilerini belirler.</text:span></text:p>
      <text:p text:style-name="P2"><text:span text:style-name="T1"/></text:p>
      <text:p text:style-name="P2"><text:span text:style-name="T1">Müşteriler; sisteme kayıt olma işlemini <text:s/>sistemin belli bir sayfasından kendileri yaparlar, <text:s/>gönderilecek ürünün gerekli bilgilerini sisteme ekler. Sisteme kayıt olarak bu ürün ile </text:span><text:span text:style-name="T6">ilgili </text:span><text:span text:style-name="T1">teklifleri bekler. Gelen teklifler arasından istediği nakliyeciyi onaylayarak işlemi sonlandırır.İşlem sonlandırıldıktan sonra </text:span><text:span text:style-name="T10"><text:s/></text:span><text:span text:style-name="T1">müşterilerin taşınması için sisteme girdikleri ürünler daha sonra aynı müşterinin başka taşıma isteklerinde tekrar kullanılabilecek şekilde sistemde tutulmalıdır.</text:span></text:p>
      <text:p text:style-name="P4"><text:span text:style-name="T1"/></text:p>
      <text:p text:style-name="P4"><text:span text:style-name="T1">Nakliyeciler ise gelen taşıma isteklerine taşıma tarihi ve fiyat </text:span><text:span text:style-name="T2">bilgilerini kendilerinin görebileceği sistem kısmından kontrol ederler.</text:span><text:span text:style-name="T10"> </text:span><text:span text:style-name="T1">Nakliyeciler, ürün detaylarına (ürün tipi, ağırlığı, ebatları, ücret, ürünün teslim alınacağı ve teslim edileceği adres ve taşıma tarihi gibi) göre <text:s/>açık eksiltmeye girerler. Açık eksiltmede nakliyeci miktarı düşük bulduğunda veya ürünü taşımak istemediğinde açık eksiltmeden çıkabilir. Açık eksiltmeyi kazanmak için son verilen fiyattan daha düşük bir fiyat belirtilmelidir. Fakat her zaman en düşük fiyatı veren nakliyeci <text:s/>ürünü taşıyamaz. Açık eksiltme bittikten sonra Son 3 teklif müşteriye önerilir. Müşteri </text:span><text:soft-page-break/><text:span text:style-name="T1">teklifi yapan nakliyecilerin güvenilirlik puanı, taşınacak araç ve teklif edilen fiyat gibi kriterlere bakarak ürünün bir nakliyeci tarafından taşınmasını onaylar. Daha sonra taşıma görevi kazan nakliyeciye sistem tarafından <text:s/>iletilir.</text:span><text:span text:style-name="T10"> </text:span><text:span text:style-name="T1"><text:s/>Tekliflerinin onaylanması durumunda ise bahsedilen tarihte taşıma işlemini tamamlayarak sistemden talep gerçekleştirildi. Olarak işaretler. Belli bir fiyatın <text:s/>üstündeki taşımalara sadece ayrıcalıklı nakliyeciler teklif <text:s/>verebilir.</text:span></text:p>
      <text:p text:style-name="P4"><text:span text:style-name="T1"/></text:p>
      <text:p text:style-name="P4"><text:span text:style-name="T7"/></text:p>
      <text:p text:style-name="P4"><text:span text:style-name="T7"/></text:p>
      <text:p text:style-name="P4"><text:span text:style-name="T7"><text:tab/><text:tab/><text:tab/><text:tab/></text:span><text:span text:style-name="T9">ACTOR-GOAL</text:span></text:p>
      <text:p text:style-name="P4"><text:span text:style-name="T9"/></text:p>
      <table:table table:name="Table1" table:style-name="Table1">
        <table:table-column table:style-name="Table1.A"/>
        <table:table-column table:style-name="Table1.B"/>
        <table:table-row>
          <table:table-cell table:style-name="Table1.A1" office:value-type="string">
            <text:p text:style-name="P5"><text:s text:c="4"/><text:span text:style-name="T11">Sistem Yöneticisi</text:span></text:p>
          </table:table-cell>
          <table:table-cell table:style-name="Table1.B1" office:value-type="string">
            <text:list xml:id="list3638401108926984230" text:style-name="L2">
              <text:list-item>
                <text:p text:style-name="P10"><text:span text:style-name="T12">Şirket ya da bireysel kayıt yaptıran müşterileri onaylar</text:span></text:p>
              </text:list-item>
              <text:list-item>
                <text:p text:style-name="P10"><text:span text:style-name="T12">Nakliyecileri sisteme kaydeder.</text:span></text:p>
              </text:list-item>
              <text:list-item>
                <text:p text:style-name="P7"><text:span text:style-name="T11">Nakliyeciler ayrıcalıklı ve normal olarak sisteme ekler.</text:span></text:p>
              </text:list-item>
              <text:list-item>
                <text:p text:style-name="P7"><text:span text:style-name="T11">Nakliyeci bilgilerini sisteme ekler.</text:span></text:p>
              </text:list-item>
              <text:list-item>
                <text:p text:style-name="P7"><text:span text:style-name="T11">Nakliyeci açık eksiltmeye girdiğinde onay ve red işlemini yapar.</text:span></text:p>
              </text:list-item>
              <text:list-item>
                <text:p text:style-name="P7"><text:span text:style-name="T11">Sisteme yeni gelen kargo bilgilerini ekler, günceller.</text:span></text:p>
              </text:list-item>
              <text:list-item>
                <text:p text:style-name="P7"><text:span text:style-name="T11">Hangi nakliyecinin hangi kargoyu taşıyacağı bilgisini sisteme girer.</text:span></text:p>
              </text:list-item>
              <text:list-item>
                <text:p text:style-name="P7"><text:span text:style-name="T11">Kargonun ücretinin ne kadar olduğunu sisteme girer.</text:span></text:p>
              </text:list-item>
              <text:list-item>
                <text:p text:style-name="P7"><text:span text:style-name="T11">Kargonun hangi tarihte ulaşması gerektiği bilgisini sisteme girerler.</text:span></text:p>
              </text:list-item>
              <text:list-item>
                <text:p text:style-name="P7"><text:span text:style-name="T11">Sistemdeki kişilerin sistemi kullanması için yetkilerini belirler.</text:span></text:p>
              </text:list-item>
            </text:list>
          </table:table-cell>
        </table:table-row>
        <table:table-row>
          <table:table-cell table:style-name="Table1.A2" office:value-type="string">
            <text:p text:style-name="P6"><text:span text:style-name="T11"><text:s text:c="4"/>Nakliyeci</text:span></text:p>
          </table:table-cell>
          <table:table-cell table:style-name="Table1.B2" office:value-type="string">
            <text:list xml:id="list2091233289983890405" text:style-name="L3">
              <text:list-item>
                <text:p text:style-name="P8"><text:span text:style-name="T11">Taşıma tarihi ve fiyat bilgilerini kendilerinin görebileceği sistem kısmından kontrol ederler.</text:span></text:p>
              </text:list-item>
              <text:list-item>
                <text:p text:style-name="P8"><text:span text:style-name="T11">Ürünün detaylarına göre açık eksiltmeye girerler.</text:span></text:p>
              </text:list-item>
              <text:list-item>
                <text:p text:style-name="P8"><text:span text:style-name="T11">Nakliyeci miktarı düşük bulduğunda veya ürünü taşımak istemediğinde açık eksiltmeden çıkabilir.</text:span></text:p>
              </text:list-item>
            </text:list>
          </table:table-cell>
        </table:table-row>
        <table:table-row>
          <table:table-cell table:style-name="Table1.A2" office:value-type="string">
            <text:p text:style-name="P6"><text:span text:style-name="T11"><text:s text:c="3"/>Müşteri</text:span></text:p>
          </table:table-cell>
          <table:table-cell table:style-name="Table1.B2" office:value-type="string">
            <text:list xml:id="list8968042187518191836" text:style-name="L4">
              <text:list-item>
                <text:p text:style-name="P9"><text:span text:style-name="T11">Sisteme kayıt olma işlemini sistemin belli sayfasından kendileri yapar. </text:span></text:p>
              </text:list-item>
              <text:list-item>
                <text:p text:style-name="P9"><text:span text:style-name="T11">Gönderilecek ürünün gerekli bilgilerini sisteme ekler.</text:span></text:p>
              </text:list-item>
              <text:list-item>
                <text:p text:style-name="P9"><text:span text:style-name="T11">Sisteme üye olarak ürünle ilgili teklifleri bekler.</text:span></text:p>
              </text:list-item>
              <text:list-item>
                <text:p text:style-name="P9"><text:span text:style-name="T11">Gelen teklifler arasından ürüne uygun nakliyeciyi seçer.</text:span></text:p>
              </text:list-item>
            </text:list>
          </table:table-cell>
        </table:table-row>
      </table:table>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 style:family="paragraph" style:default-outline-level="">
      <style:paragraph-properties fo:margin-top="0in" fo:margin-bottom="0in" style:contextual-spacing="false" fo:line-height="100%" fo:orphans="2" fo:widows="2" style:writing-mode="lr-tb"/>
      <style:text-properties fo:color="#000000" style:font-name="Calibri" fo:font-size="12pt" style:font-size-asian="12pt" style:font-name-complex="Calibri1" style:font-size-complex="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ra </meta:initial-creator>
    <meta:creation-date>2014-03-09T00:15:01</meta:creation-date>
    <dc:date>2014-03-09T00:19:42</dc:date>
    <dc:creator>Esra </dc:creator>
    <meta:editing-duration>P0D</meta:editing-duration>
    <meta:editing-cycles>1</meta:editing-cycles>
    <meta:document-statistic meta:table-count="1" meta:image-count="0" meta:object-count="0" meta:page-count="2" meta:paragraph-count="29" meta:word-count="508" meta:character-count="4150" meta:non-whitespace-character-count="3617"/>
    <meta:generator>LibreOffice/4.0.2.2$Linux_X86_64 LibreOffice_project/400m0$Build-2</meta:generator>
  </office:meta>
</office:document-meta>
</file>